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1A0000003AB3A98005.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79in" fo:margin-left="-0.0063in" fo:margin-right="0.0014in" table:align="margins" style:writing-mode="lr-tb"/>
    </style:style>
    <style:style style:name="Table1.A" style:family="table-column">
      <style:table-column-properties style:column-width="3.4375in" style:rel-column-width="33633*"/>
    </style:style>
    <style:style style:name="Table1.B" style:family="table-column">
      <style:table-column-properties style:column-width="3.2604in" style:rel-column-width="31902*"/>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3" style:family="table-row">
      <style:table-row-properties style:min-row-height="0.5507in" fo:keep-together="auto"/>
    </style:style>
    <style:style style:name="Таблица2" style:family="table">
      <style:table-properties style:width="6.6875in" fo:margin-left="-0.0063in" fo:margin-right="0.0118in" table:align="margins" style:writing-mode="lr-tb"/>
    </style:style>
    <style:style style:name="Таблица2.A" style:family="table-column">
      <style:table-column-properties style:column-width="3.4479in" style:rel-column-width="33788*"/>
    </style:style>
    <style:style style:name="Таблица2.B" style:family="table-column">
      <style:table-column-properties style:column-width="3.2396in" style:rel-column-width="31747*"/>
    </style:style>
    <style:style style:name="Таблица2.1" style:family="table-row">
      <style:table-row-properties fo:keep-together="auto"/>
    </style:style>
    <style:style style:name="Таблица2.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style:language-asian="ar" style:country-asian="SA"/>
    </style:style>
    <style:style style:name="P5" style:family="paragraph" style:parent-style-name="Standard">
      <style:paragraph-properties fo:text-align="justify" style:justify-single-word="false"/>
      <style:text-properties style:language-asian="ar" style:country-asian="SA"/>
    </style:style>
    <style:style style:name="P6" style:family="paragraph" style:parent-style-name="Standard">
      <style:paragraph-properties fo:text-align="justify" style:justify-single-word="false"/>
      <style:text-properties style:language-asian="ru" style:country-asian="RU"/>
    </style:style>
    <style:style style:name="P7" style:family="paragraph" style:parent-style-name="Standard">
      <style:paragraph-properties fo:margin-left="0.4917in" fo:margin-right="0in" fo:text-align="justify" style:justify-single-word="false" fo:text-indent="0in" style:auto-text-indent="false"/>
    </style:style>
    <style:style style:name="P8" style:family="paragraph" style:parent-style-name="Standard">
      <style:paragraph-properties fo:margin-left="0.4917in" fo:margin-right="0in" fo:text-align="justify" style:justify-single-word="false" fo:text-indent="0in" style:auto-text-indent="false"/>
      <style:text-properties style:language-asian="ar" style:country-asian="SA"/>
    </style:style>
    <style:style style:name="P9" style:family="paragraph" style:parent-style-name="Standard">
      <style:paragraph-properties fo:margin-left="0.5in" fo:margin-right="0in" fo:text-align="justify" style:justify-single-word="false" fo:text-indent="0in" style:auto-text-indent="false">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2">
      <style:text-properties style:language-asian="ar" style:country-asian="SA"/>
    </style:style>
    <style:style style:name="P12" style:family="paragraph" style:parent-style-name="Standard" style:list-style-name="WW8Num13">
      <style:paragraph-properties fo:text-align="justify" style:justify-single-word="false"/>
    </style:style>
    <style:style style:name="P13" style:family="paragraph" style:parent-style-name="Standard" style:list-style-name="WW8Num20">
      <style:paragraph-properties fo:text-align="justify" style:justify-single-word="false"/>
    </style:style>
    <style:style style:name="P14" style:family="paragraph" style:parent-style-name="Standard" style:list-style-name="WW8Num17">
      <style:paragraph-properties fo:text-align="justify" style:justify-single-word="false"/>
    </style:style>
    <style:style style:name="P15" style:family="paragraph" style:parent-style-name="Standard">
      <style:paragraph-properties fo:text-align="justify" style:justify-single-word="false"/>
      <style:text-properties officeooo:rsid="0007ad0b" officeooo:paragraph-rsid="0007ad0b"/>
    </style:style>
    <style:style style:name="P16" style:family="paragraph" style:parent-style-name="Standard" style:list-style-name="L1">
      <style:paragraph-properties fo:margin-left="0.4917in" fo:margin-right="0in" fo:text-align="justify" style:justify-single-word="false" fo:text-indent="0in" style:auto-text-indent="false"/>
    </style:style>
    <style:style style:name="P17" style:family="paragraph" style:parent-style-name="Standard" style:list-style-name="L2">
      <style:paragraph-properties fo:margin-left="0.4917in" fo:margin-right="0in" fo:text-indent="0in" style:auto-text-indent="false"/>
    </style:style>
    <style:style style:name="P18" style:family="paragraph" style:parent-style-name="Standard" style:list-style-name="L2">
      <style:paragraph-properties fo:margin-left="0in" fo:margin-right="0in" fo:text-indent="0in" style:auto-text-indent="false"/>
    </style:style>
    <style:style style:name="P19" style:family="paragraph" style:parent-style-name="Standard" style:list-style-name="L2">
      <style:paragraph-properties fo:margin-left="0in" fo:margin-right="0in" fo:text-align="justify" style:justify-single-word="false" fo:text-indent="0in" style:auto-text-indent="false"/>
    </style:style>
    <style:style style:name="P20" style:family="paragraph" style:parent-style-name="Standard" style:list-style-name="L3">
      <style:paragraph-properties fo:margin-left="0.5102in" fo:margin-right="0in" fo:text-align="justify" style:justify-single-word="false" fo:text-indent="-0.0102in" style:auto-text-indent="false">
        <style:tab-stops>
          <style:tab-stop style:position="0.7398in"/>
        </style:tab-stops>
      </style:paragraph-properties>
    </style:style>
    <style:style style:name="P21" style:family="paragraph" style:parent-style-name="Standard" style:list-style-name="L4">
      <style:paragraph-properties fo:margin-left="0.5in" fo:margin-right="0in" fo:text-align="justify" style:justify-single-word="false" fo:text-indent="0in" style:auto-text-indent="false">
        <style:tab-stops/>
      </style:paragraph-properties>
    </style:style>
    <style:style style:name="P22" style:family="paragraph" style:parent-style-name="Heading_20_1" style:master-page-name="Standard">
      <style:paragraph-properties fo:text-align="center" style:justify-single-word="false" style:page-number="auto"/>
    </style:style>
    <style:style style:name="T1" style:family="text">
      <style:text-properties style:language-asian="ar" style:country-asian="SA"/>
    </style:style>
    <style:style style:name="T2" style:family="text">
      <style:text-properties officeooo:rsid="0005b7c2" style:language-asian="ar" style:country-asian="SA"/>
    </style:style>
    <style:style style:name="T3" style:family="text">
      <style:text-properties fo:language="en" fo:country="US" style:language-asian="ar" style:country-asian="SA"/>
    </style:style>
    <style:style style:name="T4" style:family="text">
      <style:text-properties fo:language="en" fo:country="US" style:language-asian="ru" style:country-asian="RU"/>
    </style:style>
    <style:style style:name="T5" style:family="text">
      <style:text-properties style:language-asian="en" style:country-asian="US"/>
    </style:style>
    <style:style style:name="T6" style:family="text">
      <style:text-properties style:language-asian="ru" style:country-asian="RU"/>
    </style:style>
    <style:style style:name="T7" style:family="text">
      <style:text-properties officeooo:rsid="0005b7c2"/>
    </style:style>
    <style:style style:name="T8" style:family="text">
      <style:text-properties officeooo:rsid="000608bc"/>
    </style:style>
    <style:style style:name="T9" style:family="text">
      <style:text-properties officeooo:rsid="0008bb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6.6929in" svg:height="0.7217in" draw:z-index="0"><draw:image xlink:href="Pictures/100000000000021A0000003AB3A98005.jpg" xlink:type="simple" xlink:show="embed" xlink:actuate="onLoad"/></draw:frame></text:p>
      <text:p text:style-name="P10">Договор о создании сайта № _____________</text:p>
      <text:p text:style-name="P3"/>
      <text:p text:style-name="P3">«____» _______________ 201<text:span text:style-name="T9">4</text:span>г.</text:p>
      <text:p text:style-name="P2"/>
      <text:p text:style-name="P2"><text:span text:style-name="T4">ИП Крханбарова Анна Рубеновна</text:span><text:span text:style-name="T1">, именуемая в дальнейшем «Исполнитель», личность <text:s/>удостоверяется <text:s/>паспортом: <text:s text:c="2"/>45 10 878534, <text:s/>выданным отд. по району Рязанский ОУФМС России по гор. Москве, 13.11.2010, код подразделения 770-111, ОГРИП 312774616501177, и </text:span>___________________, именуемое в дальнейшем «Клиент», в лице <text:s/>______________________________, действующего на основании _____________________, с другой стороны, далее совместно именуемые «Стороны», заключили настоящий договор на следующих условиях:</text:p>
      <text:p text:style-name="P2"/>
      <text:p text:style-name="Heading_20_2"><text:span text:style-name="T1">1. </text:span>Термины, используемые в настоящем Договоре</text:p>
      <text:p text:style-name="P2">Настоящие термины имеют следующее значение только для настоящего Договора и не могут толковаться иначе применительно к работам, выполняемым по настоящему Договору.</text:p>
      <text:p text:style-name="P2"/>
      <text:p text:style-name="P2">1.1. Сайт — совокупность программно-аппаратных средств для ЭВМ, обеспечивающих публикацию для всеобщего обозрения данных о Клиенте в интернете. Сайт доступен по уникальному электронному адресу или его буквенному обозначению. Может содержать графическую, текстовую, аудио-, видео-, а также иную информацию, записанную и читаемую с помощью ЭВМ.</text:p>
      <text:p text:style-name="P2"/>
      <text:p text:style-name="P2">1.2. Дизайн (Дизайн-концепция) Сайта — уникальное графическое оформление <text:s/>Сайта и способы представления информации.</text:p>
      <text:p text:style-name="P2"/>
      <text:p text:style-name="P2">1.3. Сборка Сайта — <text:s/>работы по созданию Сайта на основе Брифа и утвержденного Дизайна. Сборка Сайта включает программирование, <text:s/>обработку текстовых, графических и иных Информационных материалов <text:s/>(предоставляемых Клиентом и/или специально создаваемых Исполнителем). <text:s/>тестирование Сайта (с <text:s/>целью проверки корректности его воспроизведения различными программами, предназначенными для просмотра сайтов), подготовку сопроводительной документации.</text:p>
      <text:p text:style-name="P2"/>
      <text:p text:style-name="P2">1.4. Административный интерфейс Сайта — интерфейс, доступ к которому предоставляется Клиенту для редактирования информации, находящейся на сайте (каталог товаров, цены на товары, статические информационные страницы и т. д., точный перечень оговаривается в Брифе). В Административный интерфейс не входит изменение элементов графического оформления сайта (Дизайна Сайта). </text:p>
      <text:p text:style-name="P2"/>
      <text:p text:style-name="P2">1.4. Наполнение Сайта Информационными материалами — работы по наполнению сайта информацией, которая может быть изменена в Административном интерфейсе Сайта силами Клиента. Данная работа выполняется только если это оговорено в Брифе и подтверждено подписанным приложением к настоящему Договору.</text:p>
      <text:p text:style-name="P2"/>
      <text:p text:style-name="P2">1.5. Бриф — документ, создаваемый Клиентом с помощью Исполнителя. <text:s/>После утверждения и подписания Сторонами Бриф становится неотъемлемой частью настоящего Договора. В Брифе описываются:</text:p>
      <text:list xml:id="list1547036764" text:style-name="WW8Num13">
        <text:list-item>
          <text:p text:style-name="P12">задача проекта (цель проекта);</text:p>
        </text:list-item>
        <text:list-item>
          <text:p text:style-name="P12">требования к Дизайну Сайта;</text:p>
        </text:list-item>
        <text:list-item>
          <text:p text:style-name="P12">содержание Сайта;</text:p>
        </text:list-item>
        <text:list-item>
          <text:p text:style-name="P12"><text:soft-page-break/>технологические требования;</text:p>
        </text:list-item>
        <text:list-item>
          <text:p text:style-name="P12">информационные материалы, документы и прочие сведения, <text:s/>необходимые Исполнителю для надлежащего исполнения обязательств по <text:s/>настоящему Договору, включая объем такой информации и сведений, <text:s/>порядок и срок их предоставления Клиентом;</text:p>
        </text:list-item>
        <text:list-item>
          <text:p text:style-name="P12">иные данные, которые Стороны сочтут необходимым указать.</text:p>
        </text:list-item>
      </text:list>
      <text:p text:style-name="P2"/>
      <text:p text:style-name="P2"><text:span text:style-name="T1">1.6. Информационные материалы — текстовые, графические, аудио-, видео-, фото-, а также иные материалы на различных носителях (электронных, бумажных и пр.), необходимые Исполнителю для разработки Дизайна и Сборки Сайта. Информационные материалы предоставляются Клиентом. В случае создания Исполнителем материалов для Сайта, об этом указывается в настоящем Договоре и/или Брифе.</text:span><text:span text:style-name="T5"> </text:span></text:p>
      <text:p text:style-name="P2"/>
      <text:p text:style-name="P2">Промежуточный результат работ — результат выполнения Исполнителем одного из этапов работ или его части и представление его на обозрение и утверждение Клиенту. Промежуточный результат работ не <text:span text:style-name="T7">передаётся</text:span> Клиенту до окончания всех работ по настоящему Договору.</text:p>
      <text:p text:style-name="P2"/>
      <text:p text:style-name="P2">Результат всех работ — результат выполнения Исполнителем всех работ по настоящему Договору и их представление Клиенту для обозрения и утверждения. После утверждения Результат всех работ <text:span text:style-name="T7">передаётся</text:span> Клиенту.</text:p>
      <text:p text:style-name="P2"/>
      <text:p text:style-name="P2"><text:span text:style-name="T1">Акт </text:span><text:span text:style-name="T2">сдачи-приёмки</text:span><text:span text:style-name="T1"> работ — документ, заверенный подписями Сторон, свидетельствующий об</text:span><text:span text:style-name="T3"> </text:span><text:span text:style-name="T1">отсутствии претензий и</text:span><text:span text:style-name="T3"> </text:span><text:span text:style-name="T1">замечаний у Клиента к</text:span><text:span text:style-name="T3"> </text:span><text:span text:style-name="T1">Результату всех</text:span><text:span text:style-name="T3"> </text:span><text:span text:style-name="T1">работ. Предоставляется вместе с</text:span><text:span text:style-name="T3"> </text:span><text:span text:style-name="T1">Результатом всех работ. </text:span><text:span text:style-name="T2">Сдача-приёмка</text:span><text:span text:style-name="T1"> Результатов всех работ является основанием для выставления Исполнителем счета для</text:span><text:span text:style-name="T3"> </text:span><text:span text:style-name="T1">окончательных расчетов между Клиентом и</text:span><text:span text:style-name="T3"> </text:span><text:span text:style-name="T1">Исполнителем.</text:span></text:p>
      <text:p text:style-name="P5"/>
      <text:p text:style-name="Heading_20_2">2. Предмет Договора</text:p>
      <text:p text:style-name="Standard">2.1.<text:tab/>Исполнитель обязуется выполнить следующие работы по созданию Сайта Клиента, в следующем порядке:</text:p>
      <text:p text:style-name="P7">2.1.1. Провести подготовительную работу, осуществив согласование с Клиентом положений Брифа. Итогом настоящего этапа является подписанный Сторонами Бриф.</text:p>
      <text:list xml:id="list10495651642" text:style-name="L1">
        <text:list-item>
          <text:list>
            <text:list-item>
              <text:list>
                <text:list-item>
                  <text:p text:style-name="P16">Разработать Дизайн (Дизайн-концепцию) Сайта Клиента в соответствии с Брифом и настоящим Договором. Дизайн (Дизайн-концепция).</text:p>
                </text:list-item>
                <text:list-item>
                  <text:p text:style-name="P16">Осуществить Сборку Сайта Клиента в соответствии с Брифом, <text:span text:style-name="T7">утверждённым</text:span> Дизайном (Дизайн-концепцией) Сайта и настоящим Договором.</text:p>
                </text:list-item>
                <text:list-item>
                  <text:p text:style-name="P16">Осуществить <text:span text:style-name="T7">развёртывание</text:span> сайта на хостинге Клинета, если это оговорено отдельно в приложении к настоящему Договору, в <text:span text:style-name="T7">определённых</text:span> <text:span text:style-name="T7">объёмах.</text:span></text:p>
                </text:list-item>
                <text:list-item>
                  <text:p text:style-name="P16">Осуществить наполнение Сайта Информационными материалами, если это оговорено отдельно в приложении к настоящему Договору, в <text:span text:style-name="T7">определённых</text:span> <text:span text:style-name="T7">объёмах.</text:span></text:p>
                </text:list-item>
              </text:list>
            </text:list-item>
          </text:list>
        </text:list-item>
      </text:list>
      <text:p text:style-name="P2"/>
      <text:p text:style-name="P2">2.2.<text:tab/>Исполнитель без согласования с Клиентом вправе привлечь третьих лиц для выполнения работ, предусмотренных настоящим Договором. В случае привлечения Исполнителем для выполнения работ по настоящему Договору третьих лиц, Исполнитель <text:span text:style-name="T7">несёт</text:span> ответственность перед Клиентом за качество и своевременность сделанных работ, выполненных <text:span text:style-name="T7">привлечёнными</text:span> третьими <text:s/>лицами в рамках настоящего Договора, как за свои собственные.</text:p>
      <text:p text:style-name="P2"/>
      <text:p text:style-name="P2">2.3.<text:tab/>Исполнитель приступает к выполнению работ по настоящему Договору с даты, следующей за датой получения им подтверждения о совершении Клиентом авансового платежа, предусмотренного пунктом 4.2.1. настоящего Договора.</text:p>
      <text:p text:style-name="P2"/>
      <text:p text:style-name="P2">2.4.<text:tab/>Работы Исполнителя по разработке <text:span text:style-name="T9">сайта </text:span>выполняются в срок ______ рабочих дней с даты начала выполнения работ по настоящему Договору. При этом в сроки выполнения <text:soft-page-break/>работ, указанные в настоящем Договоре, не включается время, необходимое Клиенту для <text:span text:style-name="T7">приёмки</text:span> работ и/или утверждения Брифа и Дизайна (Дизайн-концепции) и время, необходимое Клиенту для предоставления Информационных материалов. Дата начала работ по настоящему Договору не может быть ранее даты получения Исполнителем подписанного Клиентом экземпляра настоящего Договора.</text:p>
      <text:p text:style-name="P2"/>
      <text:p text:style-name="P2">2.5.<text:tab/>В случае выполнения Исполнителем работ, не указанных в настоящем Договоре, Стороны подписывают приложение к настоящему Договору с перечнем работ, условиями оплаты и иными существенными условиями. </text:p>
      <text:p text:style-name="P2"/>
      <text:p text:style-name="P2">2.6.<text:tab/>Исполнитель не <text:span text:style-name="T7">несёт</text:span> ответственности за работоспособность сервера, на котором будет располагаться Сайт Заказчика.</text:p>
      <text:p text:style-name="P2"/>
      <text:p text:style-name="Heading_20_2">3. Права и обязанности Сторон</text:p>
      <text:p text:style-name="Standard"><text:span text:style-name="T1">3.1.<text:tab/></text:span>Исполнитель обязан:</text:p>
      <text:p text:style-name="P7">3.1.1. качественно и в предусмотренные настоящим Договором сроки выполнять работы, предусмотренные настоящим Договором;</text:p>
      <text:p text:style-name="P8">3.1.2. своевременно предоставлять Клиенту доступ к результатам работ при условии исполнения Клиентом обязательств по отношению к Исполнителю в соответствии с условиями настоящего Договора.</text:p>
      <text:p text:style-name="P2"/>
      <text:p text:style-name="P2"><text:span text:style-name="T1">3.2.<text:tab/></text:span>Клиент обязан:</text:p>
      <text:p text:style-name="P7">3.2.1.своевременно, в предусмотренные настоящим Договором сроки, и в полном <text:span text:style-name="T7">объёме</text:span> оплачивать работы Исполнителя;</text:p>
      <text:p text:style-name="P8">3.2.2.предоставлять полную и соответствующую действительности информацию касательно предмета настоящего Договора;</text:p>
      <text:p text:style-name="P7">3.2.3.своевременно по собственной инициативе предоставлять Исполнителю Информационные материалы, всю информацию, <text:s/>документы и прочие сведения, необходимые Исполнителю для надлежащего исполнения обязательств по настоящему Договору.</text:p>
      <text:p text:style-name="P8">3.2.4.осуществлять <text:span text:style-name="T7">приёмку</text:span> выполненных Исполнителем работ.</text:p>
      <text:p text:style-name="P8"/>
      <text:p text:style-name="P2">3.3.<text:tab/>Публичный доступ к Сайту может быть открыт после полной оплаты Клиентом работ Исполнителя.</text:p>
      <text:p text:style-name="P2"/>
      <text:p text:style-name="P2">3.4.<text:tab/>При просрочке Исполнителем срока выполнения работ по настоящему Договору, Исполнитель выплачивает Заказчику неустойку в размере 0.1% стоимости оплаченных и невыполненных работ за каждый день просрочки. Выплата неустойки не освобождает Исполнителя от выполнения работ по настоящему Договору.</text:p>
      <text:p text:style-name="P2"/>
      <text:p text:style-name="P2">3.5.<text:tab/>При просрочке Заказчиком оплаты работ в соответствии с п.4.2. настоящего Договора, Заказчик выплачивает Исполнителю неустойку в размере 0.1% от невыплаченной в срок суммы за каждый день просрочки. Выплата неустойки не освобождает Заказчика от обязанностей оплаты стоимости выполненных работ.</text:p>
      <text:p text:style-name="P2"/>
      <text:p text:style-name="Heading_20_2">4. Расчеты</text:p>
      <text:p text:style-name="P4">4.1.<text:tab/>Общая стоимость работ Исполнителя составляет ________ руб.</text:p>
      <text:p text:style-name="P4"/>
      <text:p text:style-name="Standard"><text:span text:style-name="T1">4.2.<text:tab/></text:span><text:span text:style-name="T2">Расчёты</text:span> между Сторонами проводятся в следующем порядке и сроки:</text:p>
      <text:list xml:id="list10407971581" text:style-name="L2">
        <text:list-item>
          <text:list>
            <text:list-item>
              <text:list>
                <text:list-item>
                  <text:p text:style-name="P17">Клиент оплачивает 40% (сорок процентов) общей стоимости работ, указанной в п.4.1. настоящего Договора, авансом в момент подписания настоящего Договора Сторонами на основании полученного от Исполнителя счета.</text:p>
                </text:list-item>
                <text:list-item>
                  <text:p text:style-name="P17">Исполнитель выполняет свои обязательства по разработке сайта.</text:p>
                </text:list-item>
                <text:list-item>
                  <text:p text:style-name="P17">После подписания акта <text:span text:style-name="T7">сдачи-приёмки</text:span> работ Клиент оплачивает оставшиеся 60%.</text:p>
                  <text:p text:style-name="P18"><text:soft-page-break/></text:p>
                  <text:p text:style-name="P19"><text:span text:style-name="T1">4.3. <text:tab/></text:span>Оплата производится в рублях.</text:p>
                </text:list-item>
              </text:list>
            </text:list-item>
          </text:list>
        </text:list-item>
      </text:list>
      <text:p text:style-name="Heading_20_2">5. Ответственность и гарантии</text:p>
      <text:p text:style-name="P2">5.1.<text:tab/>Исполнитель гарантирует качество выполняемых работ.</text:p>
      <text:p text:style-name="P2"/>
      <text:p text:style-name="P2">5.2.<text:tab/>Исполнитель не <text:span text:style-name="T7">несёт</text:span> ответственности в случае неправомерного доступа к информации Сайта лицом или лицами, не являющимися Сторонами по настоящему Договору, если такое деяние повлекло уничтожение, блокирование, модификацию, копирование закрытой информации, нарушение работы Сайта или изменение содержания некоторых и/или всех его страниц. Исполнитель не <text:span text:style-name="T7">несёт</text:span> ответственности за содержание и качество распространяемой Клиентом в интернете информации о товарах и услугах Клиента и иной информации, содержащейся и распространяемой Клиентом.</text:p>
      <text:p text:style-name="P2"/>
      <text:p text:style-name="P2"><text:span text:style-name="T1">5.3.<text:tab/>Клиент гарантирует, что предоставляемые в соответствии с </text:span><text:span text:style-name="T2">условиями</text:span><text:span text:style-name="T1"> настоящего Договора, Информационные материалы, не обременены требованиями третьих лиц, что </text:span>Клиент является обладателем исключительных прав на Информационные материалы и/или обладает всеми необходимыми разрешениями от авторов и иных правообладателей в отношении объектов интеллектуальной собственности, и объектов, входящих в состав произведений, а также в отношении первоначальных произведений (в случае, если произведение представляет собой переработку и/или перевод), <text:span text:style-name="T7">причём</text:span> такие разрешения никаким образом не должны ущемлять прав Исполнителя или затруднять использование произведения Исполнителем в соответствии с настоящим Договором.</text:p>
      <text:p text:style-name="P2"/>
      <text:p text:style-name="P2">5.4.<text:tab/>В случае предъявления Исполнителю претензий или исков по поводу нарушения им авторских и/или смежных прав третьих лиц в связи с использованием Информационных материалов, предоставленных Клиентом, во исполнение условий настоящего Договора, Клиент обязуется урегулировать такие претензии или предпринять иные необходимые действия, исключающие возникновение расходов и убытков у Исполнителя. <text:s/>А в случае возникновения расходов и убытков у Исполнителя, возместить их в полном <text:span text:style-name="T7">объёме.</text:span></text:p>
      <text:p text:style-name="P2"/>
      <text:p text:style-name="P2">5.4.<text:tab/>Клиент, в случае нарушения им авторских и/или смежных прав Исполнителя, отвечает за каждый факт нарушения в полном <text:span text:style-name="T7">объёме</text:span>, предусмотренном законодательством Российской Федерации. </text:p>
      <text:p text:style-name="P2"/>
      <text:p text:style-name="P2">5.4.<text:tab/>При непредоставлении или <text:s/>просрочке предоставления Клиентом Информационных материалов, необходимых Исполнителю для выполнения работ, Исполнитель в праве по своему выбору: </text:p>
      <text:list xml:id="list7381523001" text:style-name="L3">
        <text:list-item>
          <text:list>
            <text:list-item>
              <text:list>
                <text:list-item>
                  <text:p text:style-name="P20">направить в адрес Клиента уведомление об <text:span text:style-name="T7">увеличении</text:span> сроков на предоставление Информационных материалов с указанием новых сроков на их предоставление или</text:p>
                </text:list-item>
                <text:list-item>
                  <text:p text:style-name="P20">осуществить действия, направленные на согласование с Клиентом изменений условий выполнения работ по настоящему Договору, их стоимость и сроки. В случае достижения согласия между Сторонами по условиям выполнения работ в соответствии с настоящим пунктом, Стороны подписывают дополнительное соглашение к настоящему Договору или</text:p>
                </text:list-item>
                <text:list-item>
                  <text:p text:style-name="P20">расторгнуть настоящий Договор в одностороннем порядке, уведомив об этом Клиента не позднее, чем за 10 (десять) календарных дней до даты предполагаемого расторжения.</text:p>
                </text:list-item>
              </text:list>
            </text:list-item>
          </text:list>
        </text:list-item>
      </text:list>
      <text:p text:style-name="P5"/>
      <text:p text:style-name="P11">6. Сдача-приемка работ</text:p>
      <text:p text:style-name="P2">6.1.<text:tab/>Сдача работ по настоящему Договору производится Исполнителем в установленные настоящим Договором сроки в следующем порядке:</text:p>
      <text:p text:style-name="P9">6.1.1.<text:tab/>Исполнитель и <text:span text:style-name="T7">заказчик</text:span> согласуют Бриф.<text:tab/></text:p>
      <text:p text:style-name="P9">6.1.2.<text:tab/>Разработанный Исполнителем Дизайн высылается Клиенту на утверждение по электронной почте.</text:p>
      <text:list xml:id="list9230995081" text:style-name="L4">
        <text:list-item>
          <text:list>
            <text:list-item>
              <text:list>
                <text:list-item>
                  <text:p text:style-name="P21"><text:soft-page-break/>Результат всех работ размещается на хостинге Исполнителя для ознакомления и тестирования.</text:p>
                </text:list-item>
                <text:list-item>
                  <text:p text:style-name="P21">Если предусматривается приложением к настоящему Договору, выполняется Наполнение сайта и выкладывание его на хостинг Клиента.</text:p>
                </text:list-item>
              </text:list>
            </text:list-item>
          </text:list>
        </text:list-item>
      </text:list>
      <text:p text:style-name="P2"/>
      <text:p text:style-name="P2">6.2.<text:tab/>В случае невозвращения Клиентом подписанного Акта <text:span text:style-name="T7">сдачи-приёмки</text:span> работ по истечении 5 (пяти) рабочих дней и не предоставления мотивированного отказа в такие же сроки Стороны считают Результат всех работ принятым Клиентом.</text:p>
      <text:p text:style-name="P2"/>
      <text:p text:style-name="P2">6.3.<text:tab/>В случае предоставления Клиентом Исполнителю мотивированного письменного отказа, составленного в соответствии с условиями настоящего Договора, Исполнитель обязан своими силами в течение срока, равного сроку исполнения этих работ, в соответствии со сроками, <text:span text:style-name="T7">определёнными</text:span> в Брифе, или в течение иного срока, письменно согласованного Сторонами, исправить либо переделать проделанную работу для обеспечения ее надлежащего качества.</text:p>
      <text:p text:style-name="P2"/>
      <text:p text:style-name="P2">6.4.<text:tab/>Несоблюдение указанных в настоящей статье сроков и установленной настоящей <text:span text:style-name="T7">статьёй</text:span> формы и содержания заявляемых отказов, возражений, требований или претензий, лишает Клиента права ссылаться в последующем на указанные обстоятельства в качестве оснований и доказательств неисполнения или ненадлежащего исполнения Исполнителем своих обязательств, предусмотренных Договором.</text:p>
      <text:list xml:id="list1610134844" text:style-name="WW8Num20">
        <text:list-item>
          <text:list>
            <text:list-header>
              <text:p text:style-name="P13"/>
            </text:list-header>
          </text:list>
        </text:list-item>
      </text:list>
      <text:p text:style-name="Heading_20_2">7. Интеллектуальная собственность</text:p>
      <text:p text:style-name="P2">7.1.<text:tab/>В рамках исполнения работ по настоящему Договору Исполнителем создаются объекты интеллектуальной собственности, входящие составной частью в Результат всех работ по настоящему Договору. </text:p>
      <text:p text:style-name="P2"/>
      <text:p text:style-name="P2">7.2.<text:tab/>Исключительными имущественными правами на объекты интеллектуальной собственности, созданные Исполнителем до момента заключения настоящего Договора и используемые для выполнения работ (средства разработчика) по настоящему Договору, обладает Исполнитель.</text:p>
      <text:p text:style-name="P5"/>
      <text:p text:style-name="P5">7.3.<text:tab/>Клиент обладает исключительными имущественными правами на объекты интеллектуальной собственности, предоставленные Клиентом и используемые Исполнителем для выполнения работ по настоящему Договору (Информационные материалы).</text:p>
      <text:p text:style-name="P5"/>
      <text:p text:style-name="P2"><text:span text:style-name="T1">7.4.<text:tab/>Исполнитель предоставляет Клиенту лицензию</text:span><text:span text:style-name="WW8Num9z1">, т.е. </text:span><text:span text:style-name="T6">право использования объектов интеллектуальной собственности, созданных Исполнителем в рамках исполнения настоящего Договора и входящих в Результат всех работ по настоящему Договору.</text:span></text:p>
      <text:p text:style-name="P6"/>
      <text:p text:style-name="P2"><text:span text:style-name="T6">7.5.<text:tab/></text:span>При использовании самостоятельно, а так же при продаже или передаче иным способом Результата всех работ (Сайта) третьим лицам Клиент обязуется указывать и/или сохранять имя и товарный знак Исполнителя на обозначенных результатах в соответствии с информацией, предоставленной Исполнителем в п. 7.8. настоящего Договора.</text:p>
      <text:p text:style-name="P5"/>
      <text:p text:style-name="P2"><text:span text:style-name="T1">7.6.<text:tab/>Права, указанные в пункте 7.4. настоящего Договора, <text:s/>передаются Клиенту </text:span>с момента <text:span text:style-name="T7">приёмки</text:span><text:span text:style-name="T1"> Сторонами Результата всех работ и осуществления Клиентом полной оплаты стоимости всех работ по настоящему Договору.</text:span> Права считаются непереданными, а лицензия считается не предоставленной, в случае, если Сторонами не подписан Акт <text:span text:style-name="T7">сдачи-приёмки</text:span> работ. <text:s/></text:p>
      <text:p text:style-name="P2"/>
      <text:p text:style-name="P2">7.7.<text:tab/>Клиент не вправе, кроме случаев прямо предусмотренных Гражданским Кодексом РФ и случаев специально <text:span text:style-name="T7">оговорённых</text:span> в Брифе:</text:p>
      <text:list xml:id="list594080822" text:continue-numbering="true" text:style-name="WW8Num20">
        <text:list-item>
          <text:list>
            <text:list-item>
              <text:list>
                <text:list-item>
                  <text:p text:style-name="P13">вносить изменения в исходный код Сайта, а так же в программу ЭВМ в целом;</text:p>
                </text:list-item>
                <text:list-item>
                  <text:p text:style-name="P13">видоизменять Дизайн и навигационную структуру Сайта;</text:p>
                </text:list-item>
                <text:list-item>
                  <text:p text:style-name="P13"><text:soft-page-break/>адаптировать, декомпилировать, программы для ЭВМ, на основе которых функционирует Сайт.</text:p>
                </text:list-item>
              </text:list>
            </text:list-item>
          </text:list>
        </text:list-item>
      </text:list>
      <text:p text:style-name="P5"/>
      <text:p text:style-name="P2"><text:span text:style-name="T1">7.8.<text:tab/>На главной странице Сайта Клиент обязуется ссылаться на Исполнителя </text:span><text:span text:style-name="T2">путём</text:span><text:span text:style-name="T1"> проставления гипертекстовой ссылки «создание сайта — webgenesis.ru» и размещения логотипа Исполнителя на весь срок действия </text:span>(охраны) авторских прав, предусмотренный действующим законодательством РФ, со всеми продлениями.</text:p>
      <text:p text:style-name="P5"/>
      <text:p text:style-name="P5">7.9.<text:tab/>Клиент предоставляет Исполнителю право на использование имени Клиента в <text:span text:style-name="T7">официальных</text:span> списках организаций, для которых Исполнитель является подрядчиком, имени Клиента, товарного знака Клиента в виде, зарегистрированном в соответствии с законодательством РФ и/или в том виде, в котором данный товарный знак Клиента <text:span text:style-name="T7">размещён</text:span> на Сайте Клиента, и предоставляет Исполнителю право на анонсирование Промежуточных результатов работ и Результатов всех работ по настоящему Договору.</text:p>
      <text:p text:style-name="P2"/>
      <text:p text:style-name="P2"/>
      <text:p text:style-name="P2">8. Форс-мажор</text:p>
      <text:p text:style-name="P2">8.1.<text:tab/>Ни одна из Сторон не <text:span text:style-name="T7">несёт</text:span> ответственности за полное или частичное невыполнение своих обязательств согласно настоящему Договору, если неисполнение будет являться следствием обстоятельств непреодолимой силы, таких, как наводнение, пожар, землетрясение и других стихийных бедствий, война или военные действия, действия государственных органов, возникшие для Сторон после заключения Договора и не зависящие от воли Сторон.</text:p>
      <text:p text:style-name="P2"/>
      <text:p text:style-name="P2">8.2.<text:tab/>Если такие обстоятельства непосредственно повлияли на исполнение обязательств в срок, установленный в Договоре, то этот срок соразмерно отодвигается на время действия соответствующих обстоятельств.</text:p>
      <text:p text:style-name="P2"/>
      <text:p text:style-name="P2">8.3.<text:tab/>Сторона, которая в связи с возникновением форс-мажорных обстоятельств не может исполнить свои обязательства, обязана не позднее 15 (пятнадцати) дней с момента их наступления в письменной форме уведомить об этом другую Сторону, а также о предполагаемом сроке действия и прекращении обстоятельств непреодолимой силы.</text:p>
      <text:p text:style-name="P2"/>
      <text:p text:style-name="P2"><text:span text:style-name="T1">8.4.<text:tab/>Неуведомление или несвоевременное уведомление лишает соответствующую Сторону права ссылаться на обстоятельства непреодолимой силы как на основание, освобождающее от ответственности за невыполнение обязательств по настоящему договору. Надлежащим доказательством будут служить свидетельства уполномоченных</text:span><text:span text:style-name="T3"> </text:span><text:span text:style-name="T1">государственных органов.</text:span></text:p>
      <text:p text:style-name="P2"/>
      <text:p text:style-name="P2"><text:span text:style-name="T1">8.5.<text:tab/></text:span>Если указанные обстоятельства продлятся свыше двух месяцев, любая из Сторон вправе расторгнуть полностью или частично настоящий Договор с возвратом полученного по настоящему Договору. Убытки, возникшие вследствие таких обстоятельств, не возмещаются.</text:p>
      <text:p text:style-name="P2"/>
      <text:p text:style-name="P2"/>
      <text:p text:style-name="Heading_20_2">9. Срок действия и порядок расторжения Договора</text:p>
      <text:p text:style-name="P2">9.1.<text:tab/>Настоящий Договор действует с даты его подписания, указанной в начале настоящего Договора, до полного исполнения Сторонами своих обязательств по настоящему Договору. </text:p>
      <text:p text:style-name="P2"/>
      <text:p text:style-name="P2">9.2.<text:tab/>Стороны настоящим соглашаются, что в случае прекращения действия настоящего Договора по любому основанию пункт 10.1. настоящего Договора будет продолжать действовать как отдельный договор между Клиентом и Исполнителем, заключенный в день заключения настоящего Договора и выделенный из текста настоящего Договора, и что действие указанных <text:span text:style-name="T7">договорённостей</text:span> о конфиденциальности будет продолжаться бессрочно.</text:p>
      <text:p text:style-name="P2"/>
      <text:p text:style-name="P2"><text:soft-page-break/></text:p>
      <text:p text:style-name="P2">9.3.<text:tab/>Стороны вправе досрочно расторгнуть настоящий Договор в порядке и на основаниях, предусмотренных настоящим Договором и Гражданским Кодексом Российской Федерации.</text:p>
      <text:p text:style-name="P2"/>
      <text:p text:style-name="P2"/>
      <text:p text:style-name="P2"><text:span text:style-name="T1">9.4.<text:tab/>В случае досрочного расторжения настоящего Договора вследствие нарушения Клиентом обязательств по настоящему Договору или по инициативе Клиента, Клиент обязан уплатить Исполнителю полную стоимость выполненных Исполнителем работ до момента досрочного расторжения настоящего Договора и обязан возместить Исполнителю убытки, </text:span><text:span text:style-name="T2">причинённые</text:span><text:span text:style-name="T1"> прекращением настоящего Договора.</text:span> </text:p>
      <text:p text:style-name="P2"/>
      <text:p text:style-name="Heading_20_2">10. Иные условия</text:p>
      <text:p text:style-name="Standard">10.1.<text:tab/>Любые изменения и дополнения к настоящему Договору <text:s/>действительны лишь в случае их письменного оформления с указанием даты и подписями <text:s/>уполномоченных представителей Сторон, <text:span text:style-name="T7">скреплённые</text:span> печатями Сторон.</text:p>
      <text:p text:style-name="Standard"/>
      <text:p text:style-name="Standard">10.2.<text:tab/>Любые уведомления, запросы или иные сообщения (корреспонденция), представляемые Сторонами друг другу должны быть оформлены в письменном виде и направлены получающей Стороне по почте, <text:span text:style-name="T7">путём</text:span> направления заказной корреспонденции, по электронной почте, факсу или с курьером, как будет сочтено целесообразным. Датой получения корреспонденции считается момент получения почтового отправления, в том числе заказной корреспонденции, электронного подтверждения доставки при отправлении электронной почтой или по факсу, или день доставки в случае отправления корреспонденции с курьером. <text:span text:style-name="T1">При рассмотрении споров в суде переписка Сторон по электронной почте, факсимильные сообщения будут признаны Сторонами достаточными доказательствами.</text:span></text:p>
      <text:p text:style-name="Standard"/>
      <text:p text:style-name="Standard"><text:span text:style-name="T1">10.3.<text:tab/></text:span>При изменении юридического статуса, адреса, банковского счета Сторона, у которой произошли такие изменения, обязана уведомить другую Сторону в течение 5 (пяти) календарных дней с даты такого изменения письменно, по факсу, с курьером или заказным письмом с уведомлением о вручении. До получения такого уведомления все операции, сделанные по прежним реквизитам, считаются надлежаще выполненными.</text:p>
      <text:p text:style-name="Standard"/>
      <text:p text:style-name="Standard">10.4.<text:tab/>С даты вступления в силу настоящий Договор прекращает любые соглашения по предмету настоящего Договора или аналогичные ему (включая предшествующую заключению настоящего Договора переписку по его предмету), имеющие место между Сторонами.</text:p>
      <text:p text:style-name="Standard"/>
      <text:p text:style-name="Standard">10.5.<text:tab/>В настоящем Договоре, если иное прямо не следует из контекста:</text:p>
      <text:list xml:id="list1123675414" text:style-name="WW8Num17">
        <text:list-item>
          <text:list>
            <text:list-item>
              <text:list>
                <text:list-item>
                  <text:p text:style-name="P14">Ссылки на «статьи» и «пункты» есть ссылки на статьи и пункты настоящего Договора, если иное прямо не указано в тексте настоящего Договора;</text:p>
                </text:list-item>
                <text:list-item>
                  <text:p text:style-name="P14">Заголовки Статей приведены исключительно для удобства и не должны приниматься во внимание при толковании настоящего Договора;</text:p>
                </text:list-item>
                <text:list-item>
                  <text:p text:style-name="P14">Все Приложения к настоящему Договору, являются неотъемлемыми частями настоящего Договора;Правоотношения Сторон по настоящему Договору определяются и регулируются в соответствии с действующим законодательством РФ.</text:p>
                  <text:p text:style-name="P14"/>
                </text:list-item>
              </text:list>
            </text:list-item>
          </text:list>
        </text:list-item>
      </text:list>
      <text:p text:style-name="Standard"/>
      <text:p text:style-name="P2">10.6.<text:tab/>В случае, если какое-либо из положений настоящего Договора окажется недействительным в силу закона, оно будет считаться <text:span text:style-name="T7">исключённым</text:span> из настоящего Договора, а остальные положения настоящего Договора сохранят силу.</text:p>
      <text:p text:style-name="Standard"/>
      <text:p text:style-name="P2"><text:soft-page-break/>10.7.<text:tab/>Настоящий Договор составлен на 8 (восьми) листах, и в том же <text:span text:style-name="T7">объёме</text:span> полностью согласован Сторонами настоящего Договора и подписан уполномоченными представителями каждой Стороны Договора.</text:p>
      <text:p text:style-name="Standard"/>
      <text:p text:style-name="P2"><text:span text:style-name="T1">10.8.<text:tab/>Настоящий Договор составлен на русском языке </text:span>в 2-х (двух) аутентичных экземплярах<text:span text:style-name="T1">, имеющих равную юридическую силу, по одному экземпляру для каждой из Сторон.</text:span></text:p>
      <text:p text:style-name="P5"/>
      <text:p text:style-name="Heading_20_2"><text:span text:style-name="T1">11. </text:span>Реквизиты сторон</text:p>
      <text:p text:style-name="P2"/>
      <table:table table:name="Table1" table:style-name="Table1">
        <table:table-column table:style-name="Table1.A"/>
        <table:table-column table:style-name="Table1.B"/>
        <table:table-row table:style-name="Table1.1">
          <table:table-cell table:style-name="Table1.A1" office:value-type="string">
            <text:p text:style-name="P2">Исполнитель</text:p>
          </table:table-cell>
          <table:table-cell table:style-name="Table1.A1" office:value-type="string">
            <text:p text:style-name="P2">Клиент</text:p>
          </table:table-cell>
        </table:table-row>
        <table:table-row table:style-name="Table1.1">
          <table:table-cell table:style-name="Table1.A1" office:value-type="string">
            <text:p text:style-name="P2"/>
          </table:table-cell>
          <table:table-cell table:style-name="Table1.A1" office:value-type="string">
            <text:p text:style-name="P2"/>
          </table:table-cell>
        </table:table-row>
        <table:table-row table:style-name="Table1.3">
          <table:table-cell table:style-name="Table1.A1" office:value-type="string">
            <text:p text:style-name="P2">ИП Крханбарова Анна Рубеновна</text:p>
          </table:table-cell>
          <table:table-cell table:style-name="Table1.A1" office:value-type="string">
            <text:p text:style-name="P2"><text:s/>Генеральный директор </text:p>
            <text:p text:style-name="P2"/>
            <text:p text:style-name="P2">____________________________________</text:p>
          </table:table-cell>
        </table:table-row>
        <table:table-row table:style-name="Table1.1">
          <table:table-cell table:style-name="Table1.A1" office:value-type="string">
            <text:p text:style-name="P15">ИНН: 772160030650</text:p>
            <text:p text:style-name="P15">ОГРНИП: 312774616501177</text:p>
            <text:p text:style-name="P15">ОКАТО: 45290586000</text:p>
            <text:p text:style-name="P15">ОКВЭД: 72.2</text:p>
            <text:p text:style-name="P15">Расчетный счет: 40802810502630000080</text:p>
            <text:p text:style-name="P15">Банк: ОАО "АЛЬФА-БАНК"</text:p>
            <text:p text:style-name="P15">БИК: 044525593</text:p>
            <text:p text:style-name="P15">Kорр. счет: 30101810200000000593</text:p>
            <text:p text:style-name="P2"/>
            <text:p text:style-name="P2"/>
            <text:p text:style-name="P2"/>
          </table:table-cell>
          <table:table-cell table:style-name="Table1.A1" office:value-type="string">
            <text:p text:style-name="P2"/>
          </table:table-cell>
        </table:table-row>
      </table:table>
      <text:p text:style-name="P2"/>
      <text:p text:style-name="P2"/>
      <text:p text:style-name="Heading_20_2">12. Подписи сторон</text:p>
      <text:p text:style-name="P2"/>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Исполнитель</text:p>
          </table:table-cell>
          <table:table-cell table:style-name="Таблица2.A1" office:value-type="string">
            <text:p text:style-name="P2">Клиент</text:p>
          </table:table-cell>
        </table:table-row>
        <table:table-row table:style-name="Таблица2.1">
          <table:table-cell table:style-name="Таблица2.A1" office:value-type="string">
            <text:p text:style-name="P2"/>
          </table:table-cell>
          <table:table-cell table:style-name="Таблица2.A1" office:value-type="string">
            <text:p text:style-name="P2"/>
          </table:table-cell>
        </table:table-row>
        <table:table-row table:style-name="Таблица2.1">
          <table:table-cell table:style-name="Таблица2.A1" office:value-type="string">
            <text:p text:style-name="P2">ИП Крханбарова Анна Рубеновна</text:p>
          </table:table-cell>
          <table:table-cell table:style-name="Таблица2.A1" office:value-type="string">
            <text:p text:style-name="P2"><text:s/>Генеральный директор </text:p>
            <text:p text:style-name="P2"/>
            <text:p text:style-name="P2">____________________________________</text:p>
          </table:table-cell>
        </table:table-row>
        <table:table-row table:style-name="Таблица2.1">
          <table:table-cell table:style-name="Таблица2.A1" office:value-type="string">
            <text:p text:style-name="P2"/>
            <text:p text:style-name="P2"/>
            <text:p text:style-name="P2"/>
            <text:p text:style-name="P2"/>
            <text:p text:style-name="P2"/>
            <text:p text:style-name="P2"/>
            <text:p text:style-name="P2"/>
            <text:p text:style-name="P2"/>
            <text:p text:style-name="P2">____________ /______________________/</text:p>
            <text:p text:style-name="P2"><text:s/>м.п. <text:s text:c="33"/></text:p>
          </table:table-cell>
          <table:table-cell table:style-name="Таблица2.A1" office:value-type="string">
            <text:p text:style-name="P2"/>
            <text:p text:style-name="P2"/>
            <text:p text:style-name="P2"/>
            <text:p text:style-name="P2"/>
            <text:p text:style-name="P2"/>
            <text:p text:style-name="P2"/>
            <text:p text:style-name="P2"/>
            <text:p text:style-name="P2"/>
            <text:p text:style-name="P2">____________ /______________________/</text:p>
            <text:p text:style-name="P2">м.п. <text:s text:c="4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pitch="variable"/>
    <style:font-face style:name="FreeSet-Bold" svg:font-family="FreeSet-Bold, 'Times New Roman'" style:font-pitch="variable"/>
    <style:font-face style:name="FreeSetCTT" svg:font-family="FreeSetCTT, 'Times New Roman'" style:font-pitch="variable"/>
    <style:font-face style:name="Tahoma" svg:font-family="Tahoma" style:font-pitch="variable"/>
    <style:font-face style:name="Courier New2"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et" svg:font-family="FreeSet, 'Times New 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ru" fo:country="RU"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fo:color="#4c4c4c" style:font-name="Arial" fo:font-size="11pt" fo:language="ru" fo:country="RU" style:font-name-asian="Times New Roman" style:font-size-asian="11pt" style:font-name-complex="Tahoma"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text-properties style:font-name="Tahoma" fo:font-size="9pt" style:font-size-asian="9pt" style:font-name-complex="Tahoma"/>
    </style:style>
    <style:style style:name="Title" style:family="paragraph" style:parent-style-name="Standard" style:next-style-name="Text_20_body" style:class="chapter">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master-page-name="">
      <style:paragraph-properties fo:margin-top="0.1665in" fo:margin-bottom="0.0417in" style:contextual-spacing="false" style:page-number="auto" fo:keep-with-next="always"/>
      <style:text-properties fo:color="#5e11a6"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fo:font-size="13pt" fo:font-weight="bold" style:font-size-asian="13pt" style:font-weight-asian="bold" style:font-name-complex="Arial" style:font-size-complex="13pt" style:font-weight-complex="bold"/>
    </style:style>
    <style:style style:name="Heading_20_6" style:display-name="Heading 6" style:family="paragraph" style:parent-style-name="Standard" style:next-style-name="Standard" style:class="text">
      <style:paragraph-properties fo:margin-top="0.1665in" fo:margin-bottom="0.0417in" style:contextual-spacing="false"/>
      <style:text-properties style:font-name="Times New Roman" fo:font-weight="bold" style:font-weight-asian="bold" style:font-name-complex="Times New Roman" style:font-weight-complex="bold"/>
    </style:style>
    <style:style style:name="Signature" style:family="paragraph" style:parent-style-name="Standard" style:class="text">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Стандарт" style:family="paragraph">
      <style:paragraph-properties fo:orphans="2" fo:widows="2" fo:hyphenation-ladder-count="no-limit" style:text-autospace="none"/>
      <style:text-properties style:use-window-font-color="true" style:font-name="Times New Roman" fo:font-size="10pt" fo:language="ru" fo:country="RU" style:font-name-asian="Arial" style:font-size-asian="10pt" style:font-name-complex="Times New Roman" style:font-size-complex="12pt" style:language-complex="ar" style:country-complex="SA" fo:hyphenate="false" fo:hyphenation-remain-char-count="2" fo:hyphenation-push-char-count="2"/>
    </style:style>
    <style:style style:name="Раздел_20_договора" style:display-name="Раздел договора" style:family="paragraph" style:parent-style-name="Heading_20_1" style:next-style-name="Standard" style:list-style-name="WW8Num2">
      <style:paragraph-properties fo:margin-top="0.0693in" fo:margin-bottom="0.0693in" style:contextual-spacing="false"/>
      <style:text-properties style:font-name="FreeSet-Bold" fo:font-size="9pt" style:letter-kerning="true" style:font-size-asian="9pt" style:font-name-complex="Times New Roman" style:font-size-complex="10pt" style:font-weight-complex="normal"/>
    </style:style>
    <style:style style:name="Пункт_20_договора" style:display-name="Пункт договора" style:family="paragraph" style:parent-style-name="Standard" style:default-outline-level="2">
      <style:paragraph-properties fo:margin-top="0in" fo:margin-bottom="0.139in" style:contextual-spacing="false" fo:text-align="justify" style:justify-single-word="false"/>
      <style:text-properties style:font-name="FreeSet" fo:font-size="9pt" style:font-size-asian="9pt" style:font-size-complex="10pt"/>
    </style:style>
    <style:style style:name="Тело_20_документа" style:display-name="Тело документа" style:family="paragraph" style:parent-style-name="Standard">
      <style:paragraph-properties fo:margin-top="0in" fo:margin-bottom="0.139in" style:contextual-spacing="false" fo:text-align="justify" style:justify-single-word="false"/>
      <style:text-properties style:font-name="FreeSetCTT" fo:font-size="9pt" style:font-size-asian="9pt" style:font-size-complex="10pt"/>
    </style:style>
    <style:style style:name="Текст_20_выноски1" style:display-name="Текст выноски1"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size-complex="8pt"/>
    </style:style>
    <style:style style:name="Текст_20_комментария" style:display-name="Текст комментар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комментария" style:next-style-name="Текст_20_комментария">
      <style:text-properties fo:font-weight="bold" style:font-weight-asian="bold" style:font-weight-complex="bold"/>
    </style:style>
    <style:style style:name="ConsPlusNormal" style:family="paragraph">
      <style:paragraph-properties fo:margin="100%" fo:margin-left="0in" fo:margin-right="0in" fo:margin-top="0in" fo:margin-bottom="0in" style:contextual-spacing="false" fo:orphans="0" fo:widows="0" fo:text-indent="0.5in" style:auto-text-indent="false" style:text-autospace="none"/>
      <style:text-properties style:use-window-font-color="true" style:font-name="Arial" fo:font-size="10pt" fo:language="ru" fo:country="RU" style:font-name-asian="Arial" style:font-size-asian="10pt" style:font-name-complex="Arial" style:font-size-complex="10pt" style:language-complex="ar" style:country-complex="SA"/>
    </style:style>
    <style:style style:name="Основной_20_текст_20_3" style:display-name="Основной текст 3" style:family="paragraph" style:parent-style-name="Standard">
      <style:paragraph-properties fo:margin-top="0in" fo:margin-bottom="0.0835in" style:contextual-spacing="false"/>
      <style:text-properties fo:font-size="8pt" style:font-size-asian="8pt" style:font-size-complex="8pt"/>
    </style:style>
    <style:style style:name="ConsPlusNonformat" style:family="paragraph">
      <style:paragraph-properties fo:orphans="0" fo:widows="0" style:text-autospace="none"/>
      <style:text-properties style:use-window-font-color="true" style:font-name="Courier New" fo:font-size="10pt" fo:language="ru" fo:country="RU" style:font-name-asian="Arial" style:font-size-asian="10pt" style:font-name-complex="Courier New" style:font-size-complex="10pt" style:language-complex="ar" style:country-complex="SA"/>
    </style:style>
    <style:style style:name="Heading_20_2" style:display-name="Heading 2" style:family="paragraph" style:parent-style-name="Title" style:next-style-name="Text_20_body" style:class="text">
      <style:text-properties fo:color="#00ae00" fo:font-size="14pt" fo:font-style="italic" fo:font-weight="bold" style:font-size-asian="14pt" style:font-style-asian="italic" style:font-weight-asian="normal" style:font-size-complex="14pt" style:font-style-complex="italic" style:font-weight-complex="normal"/>
    </style:style>
    <style:style style:name="text" style:family="paragraph" style:parent-style-name="Standard">
      <style:paragraph-properties fo:margin-top="0.1945in" fo:margin-bottom="0.1945in" style:contextual-spacing="false"/>
    </style:style>
    <style:style style:name="WW8Num1z0" style:family="text">
      <style:text-properties style:font-name="Symbol"/>
    </style:style>
    <style:style style:name="WW8Num1z2" style:family="text">
      <style:text-properties style:font-name="Courier New1"/>
    </style:style>
    <style:style style:name="WW8Num1z3" style:family="text">
      <style:text-properties style:font-name="Wingdings"/>
    </style:style>
    <style:style style:name="WW8Num8z0" style:family="text">
      <style:text-properties style:font-name="Arial"/>
    </style:style>
    <style:style style:name="WW8Num9z0" style:family="text">
      <style:text-properties style:font-name="Symbol"/>
    </style:style>
    <style:style style:name="WW8Num11z0" style:family="text">
      <style:text-properties style:font-name="Arial" style:font-name-asian="Times New Roman"/>
    </style:style>
    <style:style style:name="WW8Num12z0" style:family="text">
      <style:text-properties style:font-name="Arial" style:font-name-asian="Times New Roman"/>
    </style:style>
    <style:style style:name="WW8Num13z0" style:family="text">
      <style:text-properties style:font-name="Arial" style:font-name-asian="Times New Roman"/>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1"/>
    </style:style>
    <style:style style:name="WW8Num16z2" style:family="text">
      <style:text-properties style:font-name="Wingdings"/>
    </style:style>
    <style:style style:name="WW8Num17z1" style:family="text">
      <style:text-properties fo:font-weight="bold" style:font-weight-asian="bold"/>
    </style:style>
    <style:style style:name="WW8Num17z2" style:family="text">
      <style:text-properties fo:color="#000000" style:font-name="Symbol"/>
    </style:style>
    <style:style style:name="WW8Num18z0" style:family="text">
      <style:text-properties style:font-name="Arial" style:font-name-asian="Times New Roman" style:text-scale="22%"/>
    </style:style>
    <style:style style:name="WW8Num18z1" style:family="text">
      <style:text-properties style:font-name="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style:font-name-asian="Times New Roman"/>
    </style:style>
    <style:style style:name="WW8Num19z1" style:family="text">
      <style:text-properties style:font-name="Courier New1"/>
    </style:style>
    <style:style style:name="WW8Num19z2" style:family="text">
      <style:text-properties style:font-name="Wingdings"/>
    </style:style>
    <style:style style:name="WW8Num19z3" style:family="text">
      <style:text-properties style:font-name="Symbol"/>
    </style:style>
    <style:style style:name="WW8Num20z1" style:family="text">
      <style:text-properties fo:font-weight="bold" style:font-weight-asian="bold"/>
    </style:style>
    <style:style style:name="WW8Num20z2" style:family="text">
      <style:text-properties fo:color="#000000" style:font-name="Symbol"/>
    </style:style>
    <style:style style:name="WW8Num21z0" style:family="text">
      <style:text-properties style:font-name="Arial" style:font-name-asian="Times New Roman" style:text-scale="22%"/>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Arial" style:font-name-asian="Times New Roman"/>
    </style:style>
    <style:style style:name="WW8Num22z1" style:family="text">
      <style:text-properties style:font-name="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Arial" style:font-name-asian="Times New Roman"/>
    </style:style>
    <style:style style:name="WW8Num23z1" style:family="text">
      <style:text-properties style:font-name="Courier New1"/>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Arial" style:font-name-asian="Times New Roman" style:text-scale="22%"/>
    </style:style>
    <style:style style:name="WW8Num24z1" style:family="text">
      <style:text-properties style:font-name="Courier New1"/>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Arial" style:font-name-asian="Times New Roman"/>
    </style:style>
    <style:style style:name="WW8Num26z1" style:family="text">
      <style:text-properties style:font-name="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000000" style:font-name="Symbol"/>
    </style:style>
    <style:style style:name="WW8Num27z1" style:family="text">
      <style:text-properties style:font-name="Courier New1" style:font-name-complex="Symbol"/>
    </style:style>
    <style:style style:name="WW8Num27z2" style:family="text">
      <style:text-properties style:font-name="Wingdings"/>
    </style:style>
    <style:style style:name="WW8Num27z3" style:family="text">
      <style:text-properties style:font-name="Symbol"/>
    </style:style>
    <style:style style:name="Основной_20_шрифт" style:display-name="Основной шрифт" style:family="text"/>
    <style:style style:name="WW8Num4z0" style:family="text">
      <style:text-properties style:font-name="Arial" style:font-name-asian="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Arial" style:font-name-asian="Times New Roman" style:text-scale="22%"/>
    </style:style>
    <style:style style:name="WW8Num5z1" style:family="text">
      <style:text-properties style:font-name="Courier New1"/>
    </style:style>
    <style:style style:name="WW8Num5z2" style:family="text">
      <style:text-properties style:font-name="Wingdings"/>
    </style:style>
    <style:style style:name="WW8Num5z3" style:family="text">
      <style:text-properties style:font-name="Symbol"/>
    </style:style>
    <style:style style:name="WW8Num7z0" style:family="text">
      <style:text-properties style:font-name="Arial" style:font-name-asian="Times New Roman"/>
    </style:style>
    <style:style style:name="WW8Num7z1" style:family="text">
      <style:text-properties style:font-name="Courier New1"/>
    </style:style>
    <style:style style:name="WW8Num7z2" style:family="text">
      <style:text-properties style:font-name="Wingdings"/>
    </style:style>
    <style:style style:name="WW8Num7z3" style:family="text">
      <style:text-properties style:font-name="Symbol"/>
    </style:style>
    <style:style style:name="WW8Num9z1" style:family="text">
      <style:text-properties style:font-name="Courier New1"/>
    </style:style>
    <style:style style:name="WW8Num9z2" style:family="text">
      <style:text-properties style:font-name="Wingdings"/>
    </style:style>
    <style:style style:name="WW8Num10z0" style:family="text">
      <style:text-properties style:font-name="Arial" style:font-name-asian="Times New Roman" style:text-scale="22%"/>
    </style:style>
    <style:style style:name="WW8Num10z1" style:family="text">
      <style:text-properties style:font-name="Courier New1"/>
    </style:style>
    <style:style style:name="WW8Num10z2" style:family="text">
      <style:text-properties style:font-name="Wingdings"/>
    </style:style>
    <style:style style:name="WW8Num10z3" style:family="text">
      <style:text-properties style:font-name="Symbol"/>
    </style:style>
    <style:style style:name="WW8Num11z1" style:family="text">
      <style:text-properties style:font-name="Courier New1"/>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2z3" style:family="text">
      <style:text-properties style:font-name="Symbol"/>
    </style:style>
    <style:style style:name="WW8Num13z3" style:family="text">
      <style:text-properties style:font-name="Symbol"/>
    </style:style>
    <style:style style:name="WW8Num15z0" style:family="text">
      <style:text-properties style:font-name="Arial" style:font-name-asian="Times New Roman"/>
    </style:style>
    <style:style style:name="WW8Num15z3" style:family="text">
      <style:text-properties style:font-name="Symbol"/>
    </style:style>
    <style:style style:name="WW8Num16z3" style:family="text">
      <style:text-properties style:font-name="Symbol"/>
    </style:style>
    <style:style style:name="WW8Num21z3" style:family="text">
      <style:text-properties style:font-name="Symbol"/>
    </style:style>
    <style:style style:name="WW8Num25z0" style:family="text">
      <style:text-properties style:font-name="Arial" style:font-name-asian="Times New Roman"/>
    </style:style>
    <style:style style:name="WW8Num25z1" style:family="text">
      <style:text-properties style:font-name="Courier New1"/>
    </style:style>
    <style:style style:name="WW8Num25z2" style:family="text">
      <style:text-properties style:font-name="Wingdings"/>
    </style:style>
    <style:style style:name="WW8Num25z3" style:family="text">
      <style:text-properties style:font-name="Symbol"/>
    </style:style>
    <style:style style:name="WW8Num28z0" style:family="text">
      <style:text-properties style:font-name="Arial" style:font-name-asian="Times New Roman" style:text-scale="22%"/>
    </style:style>
    <style:style style:name="WW8Num28z1" style:family="text">
      <style:text-properties style:font-name="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style:font-name="Arial" style:font-name-asian="Times New Roman"/>
    </style:style>
    <style:style style:name="WW8Num29z1" style:family="text">
      <style:text-properties style:font-name="Courier New1"/>
    </style:style>
    <style:style style:name="WW8Num29z2" style:family="text">
      <style:text-properties style:font-name="Wingdings"/>
    </style:style>
    <style:style style:name="WW8Num29z3" style:family="text">
      <style:text-properties style:font-name="Symbol"/>
    </style:style>
    <style:style style:name="Основной_20_шрифт_20_абзаца1" style:display-name="Основной шрифт абзаца1" style:family="text"/>
    <style:style style:name="Знак_20_примечания" style:display-name="Знак примечания" style:family="text">
      <style:text-properties fo:font-size="8pt" style:font-size-asian="8pt" style:font-size-complex="8pt"/>
    </style:style>
    <style:style style:name="Не_20_вступил_20_в_20_силу" style:display-name="Не вступил в силу" style:family="text">
      <style:text-properties fo:color="#008080"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outline-level-style>
      <text:outline-level-style text:level="3" style:num-suffix=")" style:num-format="i">
        <style:list-level-properties text:list-level-position-and-space-mode="label-alignment">
          <style:list-level-label-alignment text:label-followed-by="listtab" text:list-tab-stop-position="0.75in" fo:text-indent="-0.25in" fo:margin-left="0.75in"/>
        </style:list-level-properties>
      </text:outline-level-style>
      <text:outline-level-style text:level="4" style:num-prefix="(" style:num-suffix=")" style:num-format="1">
        <style:list-level-properties text:list-level-position-and-space-mode="label-alignment">
          <style:list-level-label-alignment text:label-followed-by="listtab" text:list-tab-stop-position="1in" fo:text-indent="-0.25in" fo:margin-left="1in"/>
        </style:list-level-properties>
      </text:outline-level-style>
      <text:outline-level-style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outline-level-style>
      <text:outline-level-style text:level="6" style:num-prefix="(" style:num-suffix=")" style:num-format="i">
        <style:list-level-properties text:list-level-position-and-space-mode="label-alignment">
          <style:list-level-label-alignment text:label-followed-by="listtab" text:list-tab-stop-position="1.5in" fo:text-indent="-0.25in" fo:margin-left="1.5in"/>
        </style:list-level-properties>
      </text:outline-level-style>
      <text:outline-level-style text:level="7" style:num-suffix="." style:num-format="1">
        <style:list-level-properties text:list-level-position-and-space-mode="label-alignment">
          <style:list-level-label-alignment text:label-followed-by="listtab" text:list-tab-stop-position="1.75in" fo:text-indent="-0.25in" fo:margin-left="1.75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outline-level-style>
      <text:outline-level-style text:level="9" style:num-suffix="." style:num-format="i">
        <style:list-level-properties text:list-level-position-and-space-mode="label-alignment">
          <style:list-level-label-alignment text:label-followed-by="listtab" text:list-tab-stop-position="2.25in"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text:start-value="5">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text:start-value="4">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format="1" text:start-value="7">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0909in" fo:text-indent="-0.25in" fo:margin-left="1.0909in"/>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1.5909in" fo:text-indent="-0.25in" fo:margin-left="1.5909in"/>
        </style:list-level-properties>
        <style:text-properties style:font-name="Courier New2"/>
      </text:list-level-style-bullet>
      <text:list-level-style-bullet text:level="3" text:style-name="WW8Num14z2" text:bullet-char="">
        <style:list-level-properties text:list-level-position-and-space-mode="label-alignment">
          <style:list-level-label-alignment text:label-followed-by="listtab" text:list-tab-stop-position="2.0909in" fo:text-indent="-0.25in" fo:margin-left="2.0909in"/>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2.5909in" fo:text-indent="-0.25in" fo:margin-left="2.5909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0909in" fo:text-indent="-0.25in" fo:margin-left="3.0909in"/>
        </style:list-level-properties>
        <style:text-properties style:font-name="Courier New2"/>
      </text:list-level-style-bullet>
      <text:list-level-style-bullet text:level="6" text:style-name="WW8Num14z2" text:bullet-char="">
        <style:list-level-properties text:list-level-position-and-space-mode="label-alignment">
          <style:list-level-label-alignment text:label-followed-by="listtab" text:list-tab-stop-position="3.5909in" fo:text-indent="-0.25in" fo:margin-left="3.5909in"/>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4.0909in" fo:text-indent="-0.25in" fo:margin-left="4.0909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909in" fo:text-indent="-0.25in" fo:margin-left="4.5909in"/>
        </style:list-level-properties>
        <style:text-properties style:font-name="Courier New2"/>
      </text:list-level-style-bullet>
      <text:list-level-style-bullet text:level="9" text:style-name="WW8Num14z2" text:bullet-char="">
        <style:list-level-properties text:list-level-position-and-space-mode="label-alignment">
          <style:list-level-label-alignment text:label-followed-by="listtab" text:list-tab-stop-position="5.0909in" fo:text-indent="-0.25in" fo:margin-left="5.09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15z2" text:bullet-char="">
        <style:list-level-properties text:list-level-position-and-space-mode="label-alignment">
          <style:list-level-label-alignment text:label-followed-by="listtab" text:list-tab-stop-position="1in" fo:text-indent="-0.35in" fo:margin-left="0.85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text:start-value="10">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756in" fo:text-indent="-0.3799in" fo:margin-left="0.6756in"/>
        </style:list-level-properties>
      </text:list-level-style-number>
      <text:list-level-style-bullet text:level="3" text:style-name="WW8Num17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text:start-value="3">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bullet text:level="3" text:style-name="WW8Num20z2" text:bullet-char="">
        <style:list-level-properties text:list-level-position-and-space-mode="label-alignment">
          <style:list-level-label-alignment text:label-followed-by="listtab" text:list-tab-stop-position="1in" fo:text-indent="-0.4846in" fo:margin-left="0.9846in"/>
        </style:list-level-properties>
        <style:text-properties style:font-name="Symbol"/>
      </text:list-level-style-bullet>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9846in" fo:text-indent="-0.25in" fo:margin-left="0.9846in"/>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1.4846in" fo:text-indent="-0.25in" fo:margin-left="1.4846in"/>
        </style:list-level-properties>
        <style:text-properties style:font-name="Courier New2"/>
      </text:list-level-style-bullet>
      <text:list-level-style-bullet text:level="3" text:style-name="WW8Num21z2" text:bullet-char="">
        <style:list-level-properties text:list-level-position-and-space-mode="label-alignment">
          <style:list-level-label-alignment text:label-followed-by="listtab" text:list-tab-stop-position="1.9846in" fo:text-indent="-0.25in" fo:margin-left="1.9846in"/>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2.4846in" fo:text-indent="-0.25in" fo:margin-left="2.4846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9846in" fo:text-indent="-0.25in" fo:margin-left="2.9846in"/>
        </style:list-level-properties>
        <style:text-properties style:font-name="Courier New2"/>
      </text:list-level-style-bullet>
      <text:list-level-style-bullet text:level="6" text:style-name="WW8Num21z2" text:bullet-char="">
        <style:list-level-properties text:list-level-position-and-space-mode="label-alignment">
          <style:list-level-label-alignment text:label-followed-by="listtab" text:list-tab-stop-position="3.4846in" fo:text-indent="-0.25in" fo:margin-left="3.4846in"/>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3.9846in" fo:text-indent="-0.25in" fo:margin-left="3.9846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4846in" fo:text-indent="-0.25in" fo:margin-left="4.4846in"/>
        </style:list-level-properties>
        <style:text-properties style:font-name="Courier New2"/>
      </text:list-level-style-bullet>
      <text:list-level-style-bullet text:level="9" text:style-name="WW8Num21z2" text:bullet-char="">
        <style:list-level-properties text:list-level-position-and-space-mode="label-alignment">
          <style:list-level-label-alignment text:label-followed-by="listtab" text:list-tab-stop-position="4.9846in" fo:text-indent="-0.25in" fo:margin-left="4.98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2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2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2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2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15">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417in" fo:text-indent="-0.2917in" fo:margin-left="0.541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2"/>
      </text:list-level-style-bullet>
      <text:list-level-style-bullet text:level="3" text:style-name="WW8Num26z2"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2"/>
      </text:list-level-style-bullet>
      <text:list-level-style-bullet text:level="6" text:style-name="WW8Num26z2"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2"/>
      </text:list-level-style-bullet>
      <text:list-level-style-bullet text:level="9" text:style-name="WW8Num26z2"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0.3937in" fo:text-indent="-0.3937in" fo:margin-left="0.3937in"/>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3744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 <text:page-number text:select-page="current">8</text:page-number>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Договор о создании сайта</dc:title>
    <meta:initial-creator>Evgeny Potanin, Art. Lebedev Studio</meta:initial-creator>
    <meta:creation-date>2012-04-07T12:48:00</meta:creation-date>
    <dc:date>2014-02-20T19:18:25</dc:date>
    <meta:print-date>2006-12-20T16:13:00</meta:print-date>
    <meta:editing-cycles>98</meta:editing-cycles>
    <meta:editing-duration>PT5H13M15S</meta:editing-duration>
    <meta:generator>LibreOffice/3.6$Linux_x86 LibreOffice_project/360m1$Build-2</meta:generator>
    <meta:document-statistic meta:table-count="2" meta:image-count="1" meta:object-count="0" meta:page-count="8" meta:paragraph-count="132" meta:word-count="2666" meta:character-count="21666" meta:non-whitespace-character-count="19041"/>
    <meta:user-defined meta:name="Поле 1"/>
    <meta:user-defined meta:name="Поле 2"/>
    <meta:user-defined meta:name="Поле 3"/>
    <meta:user-defined meta:name="Поле 4"/>
  </office:meta>
</office:document-meta>
</file>